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master-page-name="Standard">
      <style:paragraph-properties fo:margin-top="0cm" fo:margin-bottom="0cm" loext:contextual-spacing="false" style:page-number="1"/>
      <style:text-properties officeooo:paragraph-rsid="00066955"/>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ierwsze nazwisko, które widzimy w scenie otwierającej „Hellblade: Senua’s Sacrifice” nie należy do reżysera, producenta ani nawet aktorki odgrywającej główną postać. Jest to nazwisko Paula Fletchera, profesora neurobiologii z Uniwersytetu w Cambridge. Jego zadaniem było zapewnienie możliwie wiernego odzwierciedlenia psychozy dręczącej główną bohaterkę. </text:p>
      <text:p text:style-name="P1">W początkowej scenie, która ustawia klimat na resztę gry, widzimy piktyjską wojowniczkę, tytułową Senuę, płynącą łódką w dół rzeki, podczas gdy narratorka opowiada wprowadzenie do fabuły. Jest mgliście, muzyka w tle podkreśla aurę tajemniczości. Wkrótce przy brzegach rzeki pojawiają się zwłoki nabitych na pale ludzi, a do głosu narratorki dołączają kolejne, z których niektóre zachęcają Senuę do parcia naprzód, inne każą jej się wycofać, a jeszcze inne komentują jej działania. <text:s/>Warto wspomnieć, że udźwiękowienie Hellblade zostało wykonane w technologii binaural audio, zapewniającej wrażenie trójwymiarowego dźwięku i by w pełni się nią cieszyć, trzeba grać w słuchawkach.</text:p>
      <text:p text:style-name="P1">Omamy słuchowe nie są jedyną formą zaburzeń psychotycznych, które ukazano w grze. Świat, w którym porusza się Senua, jest wypełniony zwidami i zjawami, materializacjami lęków bohaterki. </text:p>
      <text:p text:style-name="P1">I tak na przykład, kiedy wchodzimy na terytorium boga ognia, musimy ponownie przeżyć scenę spalenia, jak się wydaje, rodzinnej wsi Senui, przez wikińskich najeźdźców. Nie wszystkie wizje jednak przyjmują tak dosłowny charakter. Część z nich odwołuje się do wydarzeń z dzieciństwa bohaterki czy bliskich jej osób. Sceny z nordyckiej mitologii mieszają się ze wspomnieniami.</text:p>
      <text:p text:style-name="P1">Innym elementem nawiązującym do odczuć osób cierpiących na psychozy są łamigłówki, które umożliwiają dostęp do kolejnych obszarów gry. Polegają one na odnajdywaniu elementów krajobrazu, które układają się w kształt runów odblokowujących bramy (w psychiatrii zdolność do odnajdywania wzorów i przypisywania im znaczeń nazywa się apofenią). Łamigłówki te są dobrze pomyślane, większość z nich nie jest specjalnie trudna, choć trafiło się kilka frustrujących. Jedynym zarzutem, który do nich mam, jest pewna monotonia. W trakcie gry pojawiają się tylko dwie wariacje w mechanice odszukiwania elementów krajobrazu i choć są one ciekawe, to mogłoby być ich więcej. </text:p>
      <text:p text:style-name="P1">Senua jest wojowniczką, więc w grze występuje również walka. Do dyspozycji gracza jest uderzenie silne, słabe, ich wersje wykonywane z rozbiegu, unik pojedynczy i podwójny oraz blok i kopnięcie lub, zależnie od kontekstu, uderzenie łokciem. Uderzenia można łączyć w kombinacje, których jest piętnaście i oprócz zwiększonych obrażeń skutkują efektownymi finisherami. Ponadto każdy perfekcyjnie wykonany blok lub unik zwiększa poziom skupienia bohaterki, a po jego zmaksymalizowaniu dostępne staje się chwilowe spowolnienie czasu. Walki są bardzo efektowne, wręcz chce się powiedzieć – filmowe, a górujący wzrostem nad Senuą przeciwnicy potęgują uczucie zagrożenia. Większość aren jest mała, klaustrofobiczna, co dodatkowo wzmacnia <text:s/>ten efekt. Nie jest to oczywiście zręcznościowa mechanika rodem z Dark Souls, bardziej liczą się tu „punkty za styl”, czyli to, jak płynnie połączymy ze sobą bloki, uniki i ciosy. Wrócę jeszcze raz do głosów, które Senua przez cały czas słyszy w swojej głowie. Gra dba o to, aby nie stały się one jedynie tłem, o którym szybko się zapomni. Furie (bo za takowe uważa je bohaterka) podpowiadają, kiedy wykonać unik, czy kiedy wróg jest bliski śmierci i wystarczy go tylko dobić. Dzięki temu ich wpływ na gracza zostaje wzmocniony i tak naprawdę słucha się ich przez cały czas, nie tylko w walce, nigdy nie wiedząc, czy akurat teraz można im wierzyć. Biorąc pod uwagę, że gra nie skupia się na walce, system jest całkiem znośny i moim zdaniem spokojnie mógłby być podstawą jakiegoś RPG bądź gry akcji. </text:p>
      <text:p text:style-name="P1"><text:soft-page-break/>Mocną stroną gry jest sposób, w jaki twórcy przedstawiają jej fabułę. Nie odsłaniają swoich kart od razu, dzięki czemu Hellblade może <text:s/>początkowo jawić się jako kolejny tytuł łączący uniwersum historyczne (historia Piktów) i fantastyczne (elementy mitologii celtyckiej i nordyckiej). Dopiero z czasem okazuje się, że wyprawa Senui jest tak naprawdę wyprawą w głąb samej siebie, a przemierzając świat gry konfrontuje się ona ze swoimi traumami i wewnętrznym mrokiem (czyli kolejnymi objawami choroby). </text:p>
      <text:p text:style-name="P1">Szczególna uwaga należy się tutaj Melindzie Jurgens, która wcieliła się w główną bohaterkę. Nie posiada ona wcześniejszego doświadczenia aktorskiego (w Ninja Theory pracowała jako montażystka), jednak jej kunszt pozwolił stworzyć postać o głębi emocjonalnej rzadko spotykanej w grach komputerowych. Senua w wykonaniu Melindy jest jednocześnie nieugięta, zaciekła, ale i bezbronna. I we wszystkich tych stanach jest równie przekonująca.</text:p>
      <text:p text:style-name="P1">Doskonale wypadła również Chipo Chung, której słuchamy jako narratorki. Jej głos wydobywa emocje z opowiadanej historii piktyjki i sprawia, że łatwo jest z nią empatyzować. Zaś to, w jaki sposób narratorka łamie czwartą ścianę w końcowej części, uważam za jeden z najbardziej emocjonalnych momentów, jakich doświadczyłem w grach komputerowych.</text:p>
      <text:p text:style-name="P1">Oprawa graficzna w Hellblade: Senua’s Sacrifice stoi na wysokim poziomie. Animacje ruchu, ale w szczególności animacja twarzy Senui wypadają bardzo realistycznie dzięki motion capture. Pewien zgrzyt stanowi mieszanie techniki 3D z filmem w niektórych ze scen przerywnikowych, a zwłaszcza to, że twarz jednego z bohaterów ma bardzo współczesny zarost. W ogólnym rozrachunku jest to jednak drobiazg, który nie przeszkadza w odbiorze gry. Lokacje, zwłaszcza te na otwartej przestrzeni, są malownicze i zachęcają do korzystania z wbudowanego w grę mechanizmu robienia zdjęć opartego na technologii NVidia Ansel, która pozwala na zmianę w scenie kadrowania, ogniskowej, przysłony czy nakładanie licznych filtrów.</text:p>
      <text:p text:style-name="P1">Po raz kolejny wspomnę o udźwiękowieniu, gdyż nigdy dość podkreślania, jak dobrze ono wypadło. Istnieje wiele gier, które obiecują nadzwyczajne doznania dźwiękowe po założeniu słuchawek, ale ta jest jedną z nielicznych, które dotrzymują słowa. Głosy towarzyszące Senui są niesamowite i chwilami przerażające. Czasami wrażenie jest takie, jakby ktoś dosłownie szeptał ci do ucha, a uczucie niesamowitości pozostaje z graczem jeszcze jakiś czas po wyłączeniu gry. </text:p>
      <text:p text:style-name="P1">Podsumowując, Hellblade: Senua’s Sacrifice zapewnia świetnie opowiedzianą i bardzo emocjonalną historię, oddziaływując na zmysły wszystkimi środkami wyrazu, jakimi gry dysponują i jakie odróżniają je od innych mediów. Dla mnie to jeden z najciekawszych tytułów ubiegłego roku, który, śmiem twierdzić, dostarczy Wam wyjątkowych wrażeń, a historia Senui na długo pozostanie w Waszych umysłach. </text:p>
      <text:p text:style-name="P1"/>
      <text:p text:style-name="P1">Tytuł: <text:a xlink:type="simple" xlink:href="http://www.geeklife.pl/wp-content/uploads/2017/08/hellblade-logo.jpg" text:style-name="Internet_20_link" text:visited-style-name="Visited_20_Internet_20_Link"><text:span text:style-name="T1">http://www.geeklife.pl/wp-content/uploads/2017/08/hellblade-logo.jpg</text:span></text:a></text:p>
      <text:p text:style-name="P1"/>
      <text:p text:style-name="P1"><text:a xlink:type="simple" xlink:href="http://puu.sh/zGe6G/a0144ed366.png" text:style-name="Internet_20_link" text:visited-style-name="Visited_20_Internet_20_Link"><text:span text:style-name="T1">http://puu.sh/zGe6G/a0144ed366.png</text:span></text:a></text:p>
      <text:p text:style-name="P1"><text:a xlink:type="simple" xlink:href="https://1.bp.blogspot.com/-PvCu6rRw9Ms/WZ2rhjMBXKI/AAAAAAAADvU/nuChSfaBIi4iiTJeQYHeGbPE_gZ8Y08lACLcBGAs/s1600/Hellblade_%2BSenua%2527s%2BSacrifice%25E2%2584%25A2_20170810003604.jpg" text:style-name="Internet_20_link" text:visited-style-name="Visited_20_Internet_20_Link"><text:span text:style-name="T1">https://1.bp.blogspot.com/-PvCu6rRw9Ms/WZ2rhjMBXKI/AAAAAAAADvU/nuChSfaBIi4iiTJeQYHeGbPE_gZ8Y08lACLcBGAs/s1600/Hellblade_%2BSenua%2527s%2BSacrifice%25E2%2584%25A2_20170810003604.jp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3-26T23:20:57.426000000</dc:date>
    <meta:editing-duration>PT1H54M38S</meta:editing-duration>
    <meta:editing-cycles>1</meta:editing-cycles>
    <meta:document-statistic meta:table-count="0" meta:image-count="0" meta:object-count="0" meta:page-count="2" meta:paragraph-count="15" meta:word-count="947" meta:character-count="6910" meta:non-whitespace-character-count="5967"/>
  </office:meta>
</office:document-meta>
</file>